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08cm" fo:min-width="0.669cm"/>
    </style:style>
    <style:style style:name="gr2" style:family="graphic" style:parent-style-name="standard">
      <style:graphic-properties draw:stroke="none" svg:stroke-color="#000000" draw:fill="none" draw:fill-color="#ffffff" fo:min-height="0.94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51cm" svg:height="1.778cm" svg:x="9.255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51cm" svg:height="1.778cm" svg:x="11.255cm" svg:y="6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51cm" svg:height="1.778cm" svg:x="6.75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51cm" svg:height="1.778cm" svg:x="11.541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048cm" svg:height="1.199cm" svg:x="9.509cm" svg:y="4.556cm">
          <draw:text-box>
            <text:p text:style-name="P2"><text:span text:style-name="T1">App</text:span></text:p>
          </draw:text-box>
        </draw:frame>
        <draw:frame draw:style-name="gr2" draw:text-style-name="P3" draw:layer="layout" svg:width="3.048cm" svg:height="1.199cm" svg:x="6.969cm" svg:y="7.167cm">
          <draw:text-box>
            <text:p text:style-name="P2"><text:span text:style-name="T1">Lo</text:span><text:span text:style-name="T1">gin</text:span></text:p>
          </draw:text-box>
        </draw:frame>
        <draw:frame draw:style-name="gr2" draw:text-style-name="P3" draw:layer="layout" svg:width="3.048cm" svg:height="1.199cm" svg:x="11.414cm" svg:y="7.294cm">
          <draw:text-box>
            <text:p text:style-name="P2"><text:span text:style-name="T1">Stage</text:span></text:p>
          </draw:text-box>
        </draw:frame>
        <draw:frame draw:style-name="gr2" draw:text-style-name="P3" draw:layer="layout" svg:width="3.048cm" svg:height="1.199cm" svg:x="11.614cm" svg:y="10.095cm">
          <draw:text-box>
            <text:p text:style-name="P2"><text:span text:style-name="T1">Edi</text:span><text:span text:style-name="T1">tor</text:span></text:p>
          </draw:text-box>
        </draw:frame>
        <draw:custom-shape draw:style-name="gr1" draw:text-style-name="P1" draw:layer="layout" svg:width="1.651cm" svg:height="1.778cm" svg:x="8.441cm" svg:y="9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048cm" svg:height="1.199cm" svg:x="8.514cm" svg:y="10.096cm">
          <draw:text-box>
            <text:p text:style-name="P2"><text:span text:style-name="T1">App Manager</text:span></text:p>
          </draw:text-box>
        </draw:frame>
        <draw:custom-shape draw:style-name="gr1" draw:text-style-name="P1" draw:layer="layout" svg:width="1.651cm" svg:height="1.778cm" svg:x="14.741cm" svg:y="9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048cm" svg:height="1.199cm" svg:x="14.914cm" svg:y="10.096cm">
          <draw:text-box>
            <text:p text:style-name="P2"><text:span text:style-name="T1">End point </text:span><text:span text:style-name="T1">manager</text:span></text:p>
          </draw:text-box>
        </draw:frame>
        <draw:line draw:style-name="gr3" draw:text-style-name="P4" draw:layer="layout" svg:x1="9.382cm" svg:y1="5.572cm" svg:x2="8.112cm" svg:y2="7.096cm">
          <text:p/>
        </draw:line>
        <draw:line draw:style-name="gr3" draw:text-style-name="P4" draw:layer="layout" svg:x1="10.652cm" svg:y1="5.445cm" svg:x2="11.668cm" svg:y2="6.969cm">
          <text:p/>
        </draw:line>
        <draw:line draw:style-name="gr3" draw:text-style-name="P4" draw:layer="layout" svg:x1="11.414cm" svg:y1="8.239cm" svg:x2="9.763cm" svg:y2="9.89cm">
          <text:p/>
        </draw:line>
        <draw:line draw:style-name="gr3" draw:text-style-name="P4" draw:layer="layout" svg:x1="12.176cm" svg:y1="8.493cm" svg:x2="12.176cm" svg:y2="9.636cm">
          <text:p/>
        </draw:line>
        <draw:line draw:style-name="gr3" draw:text-style-name="P4" draw:layer="layout" svg:x1="12.938cm" svg:y1="7.985cm" svg:x2="15.351cm" svg:y2="9.63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0T09:20:52.897150518</meta:creation-date>
    <dc:date>2020-01-20T18:34:40.493264484</dc:date>
    <meta:editing-duration>PT7H14M18S</meta:editing-duration>
    <meta:editing-cycles>1</meta:editing-cycles>
    <meta:document-statistic meta:object-count="17"/>
    <meta:generator>LibreOffice/6.0.7.3$Linux_X86_64 LibreOffice_project/00m0$Build-3</meta:generator>
  </office:meta>
</office:document-meta>
</file>